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UIDBenchmark.perf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UIDBenchmark.perf_null_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UIDBenchmark.perf_nu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UIDBenchmark.perf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UIDBenchmark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UIDBenchmark.perf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UIDBenchmark.per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